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redElementImpl.getNod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ElementImpl.synchronizeDat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erredElementImpl.synchronize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ferredElementImpl.DeferredElementImpl( DeferredDocumentImpl ownerDoc ,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